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ize="10.5pt" fo:font-style="normal" style:font-size-asian="10.5pt" style:font-style-asian="normal" style:font-size-complex="10.5pt" style:font-style-complex="normal"/>
    </style:style>
    <style:style style:name="P10" style:family="paragraph" style:parent-style-name="ENS_5f_default" style:list-style-name="L4"/>
    <style:style style:name="P11" style:family="paragraph" style:parent-style-name="ENS_5f_default" style:list-style-name="L4">
      <style:text-properties style:font-name="Courier New"/>
    </style:style>
    <style:style style:name="P12" style:family="paragraph" style:parent-style-name="ENS_5f_default" style:list-style-name="L5"/>
    <style:style style:name="P13"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3 – Gestion des relations, services et transactions</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351184071669990257" text:style-name="L1">
        <text:list-item>
          <text:p text:style-name="P13">Lancez l'IDE et ouvrez le projet FriendsOfMine.</text:p>
        </text:list-item>
        <text:list-item>
          <text:p text:style-name="P13">Dans le fichier BuildConfig.groovy situé dans le dossier «grails-app/conf », ajoutez dans le bloc « dependencies » le ligne suivante :</text:p>
          <text:p text:style-name="P13"><text:span text:style-name="T5">compile "cglib:cglib:2.2" </text:span><text:s text:c="2"/></text:p>
        </text:list-item>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047181837162918752"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890188747225731664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line-break/>Les services en charge des accès aux bases de données sont souvent testés à l'aide de tests d'intégration.</text:p>
        </text:list-item>
        <text:list-item>
          <text:p text:style-name="P7">Supprimez la classe de test ActiviteServiceSpec et créez la classe de <text:s/>test d'intégration friendsofmine.ActiviteServiceIntegrationTest : cliquez droit sur le projet <text:soft-page-break/>puis Grails &gt; Run Target et utilisez la commande </text:p>
          <text:p text:style-name="P9">create-integration-test friendsofmine.ActiviteServiceIntegrationTest</text:p>
          <text:p text:style-name="P8">Modifiez le contenu de la nouvelle classe de test pour qu'elle <text:span text:style-name="T6">soit identique au contenu disponible ici :</text:span></text:p>
          <text:p text:style-name="P7"><text:a xlink:type="simple" xlink:href="https://gist.github.com/FranckSilvestre/38498c89b755f1eb3a03">https://gist.github.com/FranckSilvestre/38498c89b755f1eb3a03</text:a> </text:p>
        </text:list-item>
        <text:list-item>
          <text:p text:style-name="P7">Modifiez la classe ActiviteService pour que les tests de la classe ActiviteServiceIntegrationSpec passent.</text:p>
        </text:list-item>
        <text:list-item>
          <text:p text:style-name="P7">Générez les vues et le contrôleur associés à la classe Activite. <text:line-break/>Lancez l'application et vérifiez que vous pouvez effectivement créer des activités en utilisant l'application.</text:p>
          <text:p text:style-name="P7">Modifiez la classe ActiviteControllerSpec afin que tous les tests décrits dans cette classe passent.</text:p>
        </text:list-item>
        <text:list-item>
          <text:p text:style-name="P7">Modifier la classe <text:s/>ActiviteController et éventuellement la classe ActiviteService pour que l'insertion, la modification ou la suppression d'une activité se fasse en utilisant le service ActiviteService. </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1026816860488517841" text:style-name="L4">
        <text:list-item>
          <text:p text:style-name="P10">Dans le fichier DataSource.groovy, ajoutez la ligne suivante dans les blocs « datasource » des environnements « developement » et « test » :</text:p>
          <text:p text:style-name="P11">loggingSql = true</text:p>
        </text:list-item>
        <text:list-item>
          <text:p text:style-name="P10">Relancez l'application et observez le contenu de la console : la console affiche maintenant le Sql généré par Hibernate pour chaque requête.</text:p>
        </text:list-item>
        <text:list-item>
          <text:p text:style-name="P10">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0">En synthèse, vous êtes invités à lire (en dehors du TP) cet article de Burt Beckwith qui a été longtemps un contributeur majeur de Grails :</text:p>
          <text:p text:style-name="P10">http://burtbeckwith.com/blog/?p=1029</text:p>
        </text:list-item>
      </text:list>
      <text:p text:style-name="ENS_5f_default"/>
      <text:p text:style-name="ENS_5f_Titre_20_exercice">4 - <text:s/>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text:p>
      <text:list xml:id="list5075584750248614585" text:style-name="L5">
        <text:list-item>
          <text:p text:style-name="P12">Créer un nouveau service Grails « friendsOfMine.JeuTestService ».</text:p>
        </text:list-item>
        <text:list-item>
          <text:p text:style-name="P12"><text:s/>Supprimer la classe de test JeuTestServiceSpec et créez la classe de test d'intégration « friendsofmine.JeuTestServiceIntegrationSpec ». Modifiez le contenu de cette classe pour qu'il soit identique au contenu disponible ici :</text:p>
          <text:p text:style-name="P12"><text:a xlink:type="simple" xlink:href="https://gist.github.com/FranckSilvestre/865a84fc9710dfbaff8c">https://gist.github.com/FranckSilvestre/865a84fc9710dfbaff8c</text:a> </text:p>
        </text:list-item>
        <text:list-item>
          <text:p text:style-name="P12"><text:soft-page-break/>Modifiez le fichier Boostrap .groovy de telle sorte que la méthode de création de jeu de test pour les activités soit invoquée au lancement de l'application après la création des utilisateurs.</text:p>
          <text:p text:style-name="P12">Lancez (ou relancez) <text:s/>l'application et vérifiez que 3 activités apparaissent dans la liste des activités.</text:p>
        </text:list-item>
        <text:list-item>
          <text:p text:style-name="P12">Modifiez le fichier Bootstrap.groovy de la manière suivante :</text:p>
          <text:p text:style-name="P12">- encapsulez dans un bloc try/catch le bloc de code correspondant à l'insertion de tous vos acteurs,</text:p>
          <text:p text:style-name="P12">- dans le bloc try, après la deuxième insertion d'acteur lancez une RuntimeException.</text:p>
          <text:p text:style-name="P12">Relancez l'application et constatez que 2 acteurs on été créés.</text:p>
        </text:list-item>
        <text:list-item>
          <text:p text:style-name="P12">Modifiez le contenu de la méthode createJeuTestForActivite de la classe ActiviteService de telle sorte qu'après la 2ème insertion d'activité, une RuntimeException soit lancée.</text:p>
          <text:p text:style-name="P12">Dans le fichier Bootsrap.groovy, encapsulez la ligne qui invoque la méthode <text:s/>createJeuTestForActivite dans un bloc try/catch.</text:p>
          <text:p text:style-name="P12">Relancez l'application. </text:p>
          <text:p text:style-name="P12">Combien d'activités ont été créées ? Justifiez la réponse. </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6H16M30S</meta:editing-duration>
    <meta:editing-cycles>92</meta:editing-cycles>
    <meta:generator>OpenOffice/4.0.1$Unix OpenOffice.org_project/401m5$Build-9714</meta:generator>
    <meta:initial-creator>Franck Silvestre</meta:initial-creator>
    <dc:date>2015-03-20T11:52:01</dc:date>
    <dc:creator>Franck Silvestre</dc:creator>
    <meta:document-statistic meta:table-count="1" meta:image-count="2" meta:object-count="0" meta:page-count="3" meta:paragraph-count="53" meta:word-count="932" meta:character-count="6258"/>
  </office:meta>
</office:document-meta>
</file>